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
「なるほど。　まさか伝承として語り継がれて
　きた熾天少女が実在したと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もや、そんなに尊い方々だったなん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、光栄であり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かしこまられると照れます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ともあれ、今回はうちの新人が大変迷惑を
　かけ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もう一度礼を言わせ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当然のことをしたまで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適材適所。　問題に魔物が絡んでいる際は
遠慮なく頼っ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きに団長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話したとおり、我々は北の雪原で起きた
現象について調査に向かう必要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公道の封鎖を解い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そうでしたな。　熾天少女の一行であれば
　引きとめる理由は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すぐに封鎖を解かせま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！　ありが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早速、雪原へ向か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の！　あたしから、ぜひ何か
お礼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・・・ど、どうかお気づかいな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お気持ちだけで十分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命の恩人に対して何も返せない
ままでは、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さんって、確か「天の使いの力」を
身にまとっているんでしたよ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そう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あれば、きっとアレが役に立つはず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いてください、すぐに家から取って
きますの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待てビオラ！　おい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やれやれ、相変わらずのつっ走りか。
　まったく懲りて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何をくれ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に関連するものみたいだけど、
何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の彼女の性格傾向から分析するに、
あまり有益な品は期待できそうに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まわしに無遠慮なこと言う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ま・・・おまたせ・・・はぁはぁ・・・
しまし、た・・・っ！！　はぁ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つかれさま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らを・・・ど、どう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</text:p>
          </table:table-cell>
          <table:table-cell table:style-name="ce0" office:value-type="string">
            <text:p>#8</text:p>
          </table:table-cell>
          <table:table-cell table:style-name="ce0"/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ペンダントの類か。　ちょうど4つあ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わぁ！　キレイーーっ！！　高そ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これは流石にもらえないわ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このペンダントは熾天少女と何か
関係がある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を言いますと、あたしの兄がユーリャ教会の
神官さまと顔なじみで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以前、兄を介して神官さまから贈り物として
頂いた品な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も、このペンダントを身につけている
人間を、災いから“天の使いの力”が守って
くれる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が宿ったペンダントって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すごく大切そうなモノ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は、あたしの命の恩人ですし、何より
熾天少女さんで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品を、ぜひとも有効利用してもらいたい
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ありがたく頂戴す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から向かう雪原調査にあたり、煉絶の
姫君と遭遇する可能性が高いゆえ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でも能力増強の足がかりになりえる品は
あるに越したこと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・・・これが重要なファクターになる
可能性もあ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“ファクター”って言いたかっただけ
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だからもらっちゃお！　あたしも
欲し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どう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たちはそれぞれペンダントを身に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、お、・・・なんか・・・いい感じ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が湧きあがってくるみた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なら、何か新しいことができそう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、熾天宮にて先代の熾天少女より
解禁された“新たに力を発揮できる能力”が
目覚めたの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力になれたのであれば、光栄で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雪原調査にも役立つことだろう。
大変感謝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いえ、こちらこそで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チェンジ能力が覚醒し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2]道具屋などに出現したシスターに話しかける
\C[0]ことによって、クラスチェンジを行うことが
可能です。詳しくはシスターが説明してくれ
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建物の入り口にもシスターが来てくれ
ましたので、彼女に話を聞い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